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WeeklyPlanner" style:family="table">
      <style:table-properties style:width="18.0215in" table:align="margins"/>
    </style:style>
    <style:style style:name="WeeklyPlanner.A" style:family="table-column">
      <style:table-column-properties style:column-width="2.2528in" style:rel-column-width="8191*"/>
    </style:style>
    <style:style style:name="WeeklyPlanner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WeeklyPlanner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WeeklyPlanner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WeeklyPlanner.B2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WeeklyPlanner.C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WeeklyPlanner.H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WeeklyPlanner.A8" style:family="table-cell">
      <style:table-cell-properties fo:background-color="transparent" fo:padding="0in" fo:border="0.75pt solid #666666" style:writing-mode="page">
        <style:background-image/>
      </style:table-cell-properties>
    </style:style>
    <style:style style:name="WeeklyPlanner.B8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WeeklyPlanner.C8" style:family="table-cell" style:data-style-name="N0">
      <style:table-cell-properties fo:background-color="transparent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WeeklyPlanner.H8" style:family="table-cell" style:data-style-name="N0">
      <style:table-cell-properties fo:background-color="transparent" fo:padding="0in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28a21" officeooo:paragraph-rsid="00028a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6e1a" officeooo:paragraph-rsid="00066e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officeooo:rsid="0003f0a5" officeooo:paragraph-rsid="0003f0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4">From _____ to _____ </text:p>
      <text:p text:style-name="P4"/>
      <table:table table:name="WeeklyPlanner" table:style-name="WeeklyPlanner" table:template-name="Simple Grid Columns">
        <table:table-column table:style-name="WeeklyPlanner.A" table:number-columns-repeated="8"/>
        <table:table-row>
          <table:table-cell table:style-name="WeeklyPlanner.A1" office:value-type="string">
            <text:p text:style-name="P2"/>
            <text:p text:style-name="P2">Time</text:p>
            <text:p text:style-name="P2"/>
          </table:table-cell>
          <table:table-cell table:style-name="WeeklyPlanner.B1" office:value-type="string">
            <text:p text:style-name="P2"/>
            <text:p text:style-name="P2">Monday</text:p>
          </table:table-cell>
          <table:table-cell table:style-name="WeeklyPlanner.B1" office:value-type="string">
            <text:p text:style-name="P2"/>
            <text:p text:style-name="P2">Tuesday</text:p>
          </table:table-cell>
          <table:table-cell table:style-name="WeeklyPlanner.B1" office:value-type="string">
            <text:p text:style-name="P2"/>
            <text:p text:style-name="P2">Wednesday</text:p>
          </table:table-cell>
          <table:table-cell table:style-name="WeeklyPlanner.B1" office:value-type="string">
            <text:p text:style-name="P2"/>
            <text:p text:style-name="P2">Thursday</text:p>
            <text:p text:style-name="P2"/>
          </table:table-cell>
          <table:table-cell table:style-name="WeeklyPlanner.B1" office:value-type="string">
            <text:p text:style-name="P2"/>
            <text:p text:style-name="P2">Friday</text:p>
          </table:table-cell>
          <table:table-cell table:style-name="WeeklyPlanner.B1" office:value-type="string">
            <text:p text:style-name="P2"/>
            <text:p text:style-name="P2">Saturday</text:p>
          </table:table-cell>
          <table:table-cell table:style-name="WeeklyPlanner.A1" office:value-type="string">
            <text:p text:style-name="P2"/>
            <text:p text:style-name="P2">Sunday</text:p>
          </table:table-cell>
        </table:table-row>
        <table:table-row>
          <table:table-cell table:style-name="WeeklyPlanner.A2" office:value-type="string">
            <text:p text:style-name="P2"/>
            <text:p text:style-name="P3"/>
            <text:p text:style-name="P2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H2">
            <text:p text:style-name="P1"/>
          </table:table-cell>
        </table:table-row>
        <table:table-row>
          <table:table-cell table:style-name="WeeklyPlanner.A2" office:value-type="string">
            <text:p text:style-name="P2"/>
            <text:p text:style-name="P3"/>
            <text:p text:style-name="P2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H2">
            <text:p text:style-name="P1"/>
          </table:table-cell>
        </table:table-row>
        <table:table-row>
          <table:table-cell table:style-name="WeeklyPlanner.A2" office:value-type="string">
            <text:p text:style-name="P2"/>
            <text:p text:style-name="P3"/>
            <text:p text:style-name="P2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H2">
            <text:p text:style-name="P1"/>
          </table:table-cell>
        </table:table-row>
        <table:table-row>
          <table:table-cell table:style-name="WeeklyPlanner.A2" office:value-type="string">
            <text:p text:style-name="P2"/>
            <text:p text:style-name="P3"/>
            <text:p text:style-name="P2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H2">
            <text:p text:style-name="P1"/>
          </table:table-cell>
        </table:table-row>
        <table:table-row>
          <table:table-cell table:style-name="WeeklyPlanner.A2" office:value-type="string">
            <text:p text:style-name="P2"/>
            <text:p text:style-name="P2"/>
            <text:p text:style-name="P2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H2">
            <text:p text:style-name="P1"/>
          </table:table-cell>
        </table:table-row>
        <table:table-row>
          <table:table-cell table:style-name="WeeklyPlanner.A2" office:value-type="string">
            <text:p text:style-name="P2"/>
            <text:p text:style-name="P2"/>
            <text:p text:style-name="P2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B2">
            <text:p text:style-name="P1"/>
          </table:table-cell>
          <table:table-cell table:style-name="WeeklyPlanner.C2">
            <text:p text:style-name="P1"/>
          </table:table-cell>
          <table:table-cell table:style-name="WeeklyPlanner.H2">
            <text:p text:style-name="P1"/>
          </table:table-cell>
        </table:table-row>
        <table:table-row>
          <table:table-cell table:style-name="WeeklyPlanner.A8" office:value-type="string">
            <text:p text:style-name="P2"/>
            <text:p text:style-name="P2"/>
            <text:p text:style-name="P2"/>
          </table:table-cell>
          <table:table-cell table:style-name="WeeklyPlanner.B8">
            <text:p text:style-name="P1"/>
          </table:table-cell>
          <table:table-cell table:style-name="WeeklyPlanner.C8">
            <text:p text:style-name="P1"/>
          </table:table-cell>
          <table:table-cell table:style-name="WeeklyPlanner.B8">
            <text:p text:style-name="P1"/>
          </table:table-cell>
          <table:table-cell table:style-name="WeeklyPlanner.C8">
            <text:p text:style-name="P1"/>
          </table:table-cell>
          <table:table-cell table:style-name="WeeklyPlanner.B8">
            <text:p text:style-name="P1"/>
          </table:table-cell>
          <table:table-cell table:style-name="WeeklyPlanner.C8">
            <text:p text:style-name="P1"/>
          </table:table-cell>
          <table:table-cell table:style-name="WeeklyPlanner.H8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Columns.1" style:display-name="Simple Grid Column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2" style:display-name="Simple Grid Column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3" style:display-name="Simple Grid Column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4" style:display-name="Simple Grid Column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5" style:display-name="Simple Grid Columns.5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6" style:display-name="Simple Grid Columns.6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7" style:display-name="Simple Grid Column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8" style:display-name="Simple Grid Column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9" style:display-name="Simple Grid Columns.9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0" style:display-name="Simple Grid Columns.10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1" style:display-name="Simple Grid Column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2" style:display-name="Simple Grid Column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3" style:display-name="Simple Grid Columns.13" style:family="table-cell" style:data-style-name="N10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4" style:display-name="Simple Grid Columns.14" style:family="table-cell" style:data-style-name="N0">
      <style:table-cell-properties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5" style:display-name="Simple Grid Column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Columns.16" style:display-name="Simple Grid Columns.16" style:family="table-cell" style:data-style-name="N0">
      <style:table-cell-properties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23:29:30.656627078</meta:creation-date>
    <dc:date>2025-10-30T23:56:08.091229480</dc:date>
    <meta:editing-duration>PT10M25S</meta:editing-duration>
    <meta:editing-cycles>5</meta:editing-cycles>
    <meta:generator>LibreOffice/24.2.7.2$Linux_X86_64 LibreOffice_project/420$Build-2</meta:generator>
    <meta:print-date>2025-10-30T23:53:47.492749368</meta:print-date>
    <meta:printed-by>PDF files</meta:printed-by>
    <meta:document-statistic meta:table-count="1" meta:image-count="0" meta:object-count="0" meta:page-count="1" meta:paragraph-count="9" meta:word-count="12" meta:character-count="74" meta:non-whitespace-character-count="70"/>
  </office:meta>
</office:document-meta>
</file>